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598cm" style:use-optimal-column-width="false"/>
    </style:style>
    <style:style style:name="co2" style:family="table-column">
      <style:table-column-properties style:column-width="5.607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3cm" style:use-optimal-row-height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standard" draw:layer="layout" svg:width="27.998cm" svg:height="15.748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>
                <text:p>OSI 7 Layer</text:p>
              </table:table-cell>
              <table:table-cell>
                <text:p>Layer No</text:p>
              </table:table-cell>
              <table:table-cell>
                <text:p>Example</text:p>
              </table:table-cell>
              <table:table-cell>
                <text:p>Other Protocols</text:p>
              </table:table-cell>
            </table:table-row>
            <table:table-row table:style-name="ro1" table:default-cell-style-name="bg-none">
              <table:table-cell>
                <text:p>Alligator</text:p>
              </table:table-cell>
              <table:table-cell>
                <text:p>Application</text:p>
              </table:table-cell>
              <table:table-cell table:number-rows-spanned="3">
                <text:p>L7(Firewall)</text:p>
              </table:table-cell>
              <table:table-cell table:number-rows-spanned="3">
                <text:p>HTTP</text:p>
              </table:table-cell>
              <table:table-cell table:number-rows-spanned="3">
                <text:p>FTP, SSH, LOCO</text:p>
              </table:table-cell>
            </table:table-row>
            <table:table-row table:style-name="ro1" table:default-cell-style-name="bg-none">
              <table:table-cell>
                <text:p>Pet</text:p>
              </table:table-cell>
              <table:table-cell>
                <text:p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Steve’s </text:p>
              </table:table-cell>
              <table:table-cell>
                <text:p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Touch</text:p>
              </table:table-cell>
              <table:table-cell>
                <text:p>Transport</text:p>
              </table:table-cell>
              <table:table-cell>
                <text:p>L4(NAT)</text:p>
              </table:table-cell>
              <table:table-cell>
                <text:p>TCP</text:p>
              </table:table-cell>
              <table:table-cell>
                <text:p>UDP, SCTP</text:p>
              </table:table-cell>
            </table:table-row>
            <table:table-row table:style-name="ro1" table:default-cell-style-name="bg-none">
              <table:table-cell>
                <text:p>Not</text:p>
              </table:table-cell>
              <table:table-cell>
                <text:p>Network</text:p>
              </table:table-cell>
              <table:table-cell>
                <text:p text:style-name="P1">L3(Router)</text:p>
              </table:table-cell>
              <table:table-cell>
                <text:p>IP</text:p>
              </table:table-cell>
              <table:table-cell>
                <text:p>IPv6, ARP</text:p>
              </table:table-cell>
            </table:table-row>
            <table:table-row table:style-name="ro1" table:default-cell-style-name="bg-none">
              <table:table-cell>
                <text:p>Do </text:p>
              </table:table-cell>
              <table:table-cell>
                <text:p>Data Link</text:p>
              </table:table-cell>
              <table:table-cell>
                <text:p>L2(Switch)</text:p>
              </table:table-cell>
              <table:table-cell>
                <text:p>Ethernet</text:p>
              </table:table-cell>
              <table:table-cell>
                <text:p>Frame Relay</text:p>
              </table:table-cell>
            </table:table-row>
            <table:table-row table:style-name="ro2" table:default-cell-style-name="bg-none">
              <table:table-cell>
                <text:p>Please</text:p>
              </table:table-cell>
              <table:table-cell>
                <text:p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맑은 고딕" fo:font-family="'맑은 고딕'" style:font-family-generic="roman" style:font-pitch="variable" fo:font-size="18pt" style:letter-kerning="true" style:font-name-asian="맑은 고딕1" style:font-family-asian="'맑은 고딕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7T14:51:07.270000000</meta:creation-date>
    <dc:date>2023-07-07T17:16:31.489000000</dc:date>
    <meta:editing-duration>PT2H25M21S</meta:editing-duration>
    <meta:editing-cycles>11</meta:editing-cycles>
    <meta:generator>LibreOffice/7.5.4.2$Windows_X86_64 LibreOffice_project/36ccfdc35048b057fd9854c757a8b67ec53977b6</meta:generator>
    <meta:document-statistic meta:object-count="24"/>
  </office:meta>
</office:document-meta>
</file>